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2681" officeooo:paragraph-rsid="00002681"/>
    </style:style>
    <style:style style:name="P2" style:family="paragraph" style:parent-style-name="Standard">
      <style:paragraph-properties fo:text-align="center" style:justify-single-word="false"/>
      <style:text-properties officeooo:rsid="00002681" officeooo:paragraph-rsid="00002681"/>
    </style:style>
    <style:style style:name="P3" style:family="paragraph" style:parent-style-name="Standard">
      <style:paragraph-properties fo:text-align="justify" style:justify-single-word="false"/>
      <style:text-properties officeooo:rsid="00002681" officeooo:paragraph-rsid="00002681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officeooo:rsid="000207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ntexte</text:span> </text:p>
      <text:p text:style-name="P1"/>
      <text:p text:style-name="P1"/>
      <text:p text:style-name="P3"/>
      <text:p text:style-name="P3">Nous travaillons <text:span text:style-name="T2">sur le projet UML to Java </text:span>pour l'Université de Lannion <text:span text:style-name="T2">pour notre projet de 1er années. Dans le projet nous sommes quatres élèves: Ambre Daigremont, Julian Lebouc, Alan Coiffard, Antoine Collin. Lors de ce projet nous devrons mettre en oeuvre un systeme qui permettra à un programmeur ou un utilisateur lambda de créer un projet Java. Les seules compétence à avoir sont de savoir créer un diagramme UML et le système ce chargera de convertir en temps réel les block en code Java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1S</meta:editing-duration>
    <meta:editing-cycles>3</meta:editing-cycles>
    <meta:generator>LibreOffice/5.3.6.1$Windows_x86 LibreOffice_project/686f202eff87ef707079aeb7f485847613344eb7</meta:generator>
    <dc:date>2019-04-02T10:06:03.424000000</dc:date>
    <meta:document-statistic meta:table-count="0" meta:image-count="0" meta:object-count="0" meta:page-count="1" meta:paragraph-count="2" meta:word-count="86" meta:character-count="504" meta:non-whitespace-character-count="419"/>
    <meta:user-defined meta:name="Info 1"/>
    <meta:user-defined meta:name="Info 2"/>
    <meta:user-defined meta:name="Info 3"/>
    <meta:user-defined meta:name="Info 4"/>
  </office:meta>
</office:document-meta>
</file>